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start" style:writing-mode="lr-tb"/>
    </style:style>
    <style:style style:name="P5" style:family="paragraph">
      <loext:graphic-properties draw:fill="none" draw:fill-color="#ffffff"/>
      <style:paragraph-properties fo:line-height="100%" fo:text-align="start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1.143cm">
          <draw:text-box>
            <text:p text:style-name="P1"><text:span text:style-name="T1">Old Testament</text:span></text:p>
            <text:p text:style-name="P1"><text:span text:style-name="T2">Isaiah 55:6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6.263cm" svg:x="1.524cm" svg:y="1.016cm">
          <draw:text-box>
            <text:p text:style-name="P4"><text:span text:style-name="T3">6</text:span><text:span text:style-name="T4">“Seek the L</text:span><text:span text:style-name="T5">ORD</text:span><text:span text:style-name="T4"> while he may be found; call upon him while he is near; </text:span><text:span text:style-name="T3">7</text:span><text:span text:style-name="T4">let the wicked forsake his way, and the unrighteous man his thought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4.76cm" svg:x="1.617cm" svg:y="0.841cm">
          <draw:text-box>
            <text:p text:style-name="P4"><text:span text:style-name="T4">let him return to the L</text:span><text:span text:style-name="T5">ORD</text:span><text:span text:style-name="T4">, that he may have compassion on him, and to our God, for he will abundantly pard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7.982cm" svg:x="1.524cm" svg:y="0.908cm">
          <draw:text-box>
            <text:p text:style-name="P6"><text:span text:style-name="T3">8</text:span><text:span text:style-name="T5">For my thoughts are not your thoughts, neither are your ways my ways, declares the LORD. </text:span><text:span text:style-name="T3">9</text:span><text:span text:style-name="T5">For as the heavens are higher than the earth, so are my ways higher than your ways and my thoughts than your thought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3:46:07.458000000</meta:creation-date>
    <dc:date>2017-09-21T20:24:37.805000000</dc:date>
    <meta:editing-duration>PT14M33S</meta:editing-duration>
    <meta:editing-cycles>5</meta:editing-cycles>
    <meta:generator>LibreOffice/5.4.1.2$Windows_X86_64 LibreOffice_project/ea7cb86e6eeb2bf3a5af73a8f7777ac570321527</meta:generator>
    <meta:document-statistic meta:object-count="33"/>
  </office:meta>
</office:document-meta>
</file>